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47cm"/>
    </style:style>
    <style:style style:name="co3" style:family="table-column">
      <style:table-column-properties fo:break-before="auto" style:column-width="2.8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ts por muestra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/>
          <table:table-cell office:value-type="string" calcext:value-type="string">
            <text:p>voz</text:p>
          </table:table-cell>
          <table:table-cell office:value-type="float" office:value="5.07" calcext:value-type="float">
            <text:p>5,07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/>
          <table:table-cell office:value-type="string" calcext:value-type="string">
            <text:p>Musica clasica (piano)</text:p>
          </table:table-cell>
          <table:table-cell office:value-type="float" office:value="4.95" calcext:value-type="float">
            <text:p>4,9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musica clásica (violín)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Jazz (trompeta)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Jazz (trombon)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Voz 2</text:p>
          </table:table-cell>
          <table:table-cell office:value-type="float" office:value="5.2" calcext:value-type="float">
            <text:p>5,2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villarreal</meta:initial-creator>
    <meta:creation-date>2015-06-23T17:22:12.001908484</meta:creation-date>
    <dc:date>2015-06-23T18:15:01.293000540</dc:date>
    <dc:creator>dario villarreal</dc:creator>
    <meta:editing-duration>PT7M17S</meta:editing-duration>
    <meta:editing-cycles>1</meta:editing-cycles>
    <meta:document-statistic meta:table-count="1" meta:cell-count="20" meta:object-count="0"/>
    <meta:generator>LibreOffice/4.3.3.2$Linux_X86_64 LibreOffice_project/430m0$Build-2</meta:generator>
  </office:meta>
</office:document-meta>
</file>